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c5000b" draw:textarea-horizontal-align="center" draw:textarea-vertical-align="middle" fo:padding-top="0.175cm" fo:padding-bottom="0.175cm" fo:padding-left="0.3cm" fo:padding-right="0.3cm" draw:shadow="visib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2.499cm" svg:height="2.499cm" svg:x="8.824cm" svg:y="10.776cm" svg:viewBox="0 0 2500 2500" svg:d="m500 2500c-276 0-500-224-500-500 0-500 0-1000 0-1500 0-276 224-500 500-500 500 0 1000 0 1500 0 276 0 500 224 500 500 0 500 0 1000 0 1500 0 276-224 500-500 500-500 0-1000 0-1500 0z">
          <text:p/>
        </draw:path>
        <draw:line draw:style-name="gr2" draw:text-style-name="P1" draw:layer="layout" svg:x1="11.5cm" svg:y1="12.026cm" svg:x2="13.5cm" svg:y2="12.026cm">
          <text:p/>
        </draw:line>
        <draw:line draw:style-name="gr2" draw:text-style-name="P1" draw:layer="layout" svg:x1="10.074cm" svg:y1="10.6cm" svg:x2="10.074cm" svg:y2="8.6cm">
          <text:p/>
        </draw:line>
        <draw:line draw:style-name="gr2" draw:text-style-name="P1" draw:layer="layout" svg:x1="10.074cm" svg:y1="13.5cm" svg:x2="10.074cm" svg:y2="15.5cm">
          <text:p/>
        </draw:line>
        <draw:line draw:style-name="gr2" draw:text-style-name="P1" draw:layer="layout" svg:x1="8.5cm" svg:y1="12.026cm" svg:x2="6.5cm" svg:y2="12.026cm">
          <text:p/>
        </draw:line>
        <draw:g>
          <draw:path draw:style-name="gr3" draw:text-style-name="P1" draw:layer="layout" svg:width="0.359cm" svg:height="0.454cm" svg:x="13.765cm" svg:y="11.787cm" svg:viewBox="0 0 360 455" svg:d="m150 455c0-134 0-267 0-401-50 0-100 0-150 0 0-18 0-36 0-54 120 0 240 0 360 0 0 18 0 36 0 54-50 0-100 0-150 0 0 134 0 267 0 401-20 0-40 0-60 0z">
            <text:p/>
          </draw:path>
          <draw:path draw:style-name="gr3" draw:text-style-name="P1" draw:layer="layout" svg:width="0.307cm" svg:height="0.343cm" svg:x="14.093cm" svg:y="11.905cm" svg:viewBox="0 0 308 344" svg:d="m0 172c0-61 17-106 51-135 28-25 63-37 103-37 45 0 82 15 111 44s43 71 43 123c0 43-6 76-19 100s-31 43-55 57c-25 13-51 20-80 20-46 0-83-15-111-44s-43-72-43-128zm57 0c0 42 9 74 28 95s41 31 69 31c28 0 51-11 69-32s28-53 28-96c0-41-9-72-28-93s-41-31-69-31c-28 0-51 10-69 31s-28 53-28 95z">
            <text:p/>
          </draw:path>
          <draw:path draw:style-name="gr3" draw:text-style-name="P1" draw:layer="layout" svg:width="0.286cm" svg:height="0.462cm" svg:x="14.464cm" svg:y="11.905cm" svg:viewBox="0 0 287 463" svg:d="m0 463v-456h51v44c12-17 26-30 41-38s33-13 55-13c28 0 53 7 75 22s38 35 49 61 16 55 16 87c0 33-6 64-18 90s-30 48-53 62-48 22-73 22c-19 0-36-4-50-12-15-8-27-18-37-30v161zm-7-289c0 42 9 73 26 94s39 30 63 30c26 0 47-10 65-31s27-54 27-98c0-42-9-73-26-94s-39-31-63-31c-24 0-46 11-64 33s-28 55-28 97z">
            <text:p/>
          </draw:path>
          <draw:path draw:style-name="gr3" draw:text-style-name="P1" draw:layer="layout" svg:width="0.172cm" svg:height="0.055cm" svg:x="14.793cm" svg:y="12.05cm" svg:viewBox="0 0 173 56" svg:d="m0 56c0-19 0-37 0-56 58 0 115 0 173 0 0 19 0 37 0 56-58 0-115 0-173 0z">
            <text:p/>
          </draw:path>
          <draw:path draw:style-name="gr3" draw:text-style-name="P1" draw:layer="layout" svg:width="0.415cm" svg:height="0.454cm" svg:x="14.988cm" svg:y="11.787cm" svg:viewBox="0 0 416 455" svg:d="m0 455 175-236-155-219h71l84 118c17 24 29 42 36 54 11-16 23-33 37-51l90-121h66l-158 217 170 238h-73l-115-162c-6-9-13-18-19-27-10 14-17 25-21 31l-116 158z">
            <text:p/>
          </draw:path>
        </draw:g>
        <draw:g>
          <draw:path draw:style-name="gr3" draw:text-style-name="P1" draw:layer="layout" svg:width="0.342cm" svg:height="0.454cm" svg:x="3.753cm" svg:y="11.787cm" svg:viewBox="0 0 343 455" svg:d="m0 455v-455h170c35 0 63 5 84 14s37 23 49 42 18 40 18 60c0 20-5 38-16 55s-26 31-47 42c27 8 48 22 63 41s22 43 22 69c0 21-4 41-13 60s-21 32-34 42-30 17-50 22-44 8-73 8zm-113-264h98c27 0 46-2 58-5 15-5 27-12 34-23s12-24 12-39c0-15-4-29-11-40s-17-19-31-24-36-6-69-6h-91zm0 347h113c20 0 33-1 41-2 14-3 26-7 35-13s17-14 23-25 9-24 9-38c0-17-4-32-13-44s-21-21-36-26-38-8-67-8h-105z">
            <text:p/>
          </draw:path>
          <draw:path draw:style-name="gr3" draw:text-style-name="P1" draw:layer="layout" svg:width="0.307cm" svg:height="0.343cm" svg:x="4.15cm" svg:y="11.905cm" svg:viewBox="0 0 308 344" svg:d="m0 172c0-61 17-106 51-135 28-25 63-37 103-37 45 0 82 15 111 44s43 71 43 123c0 43-6 76-19 100s-31 43-55 57c-25 13-51 20-80 20-46 0-83-15-111-44s-43-72-43-128zm57 0c0 42 9 74 28 95s41 31 69 31c28 0 51-11 69-32s28-53 28-96c0-41-9-72-28-93s-41-31-69-31c-28 0-51 10-69 31s-28 53-28 95z">
            <text:p/>
          </draw:path>
          <draw:path draw:style-name="gr3" draw:text-style-name="P1" draw:layer="layout" svg:width="0.16cm" svg:height="0.448cm" svg:x="4.491cm" svg:y="11.797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3" draw:text-style-name="P1" draw:layer="layout" svg:width="0.16cm" svg:height="0.448cm" svg:x="4.669cm" svg:y="11.797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3" draw:text-style-name="P1" draw:layer="layout" svg:width="0.307cm" svg:height="0.343cm" svg:x="4.857cm" svg:y="11.905cm" svg:viewBox="0 0 308 344" svg:d="m0 172c0-61 17-106 51-135 28-25 63-37 103-37 45 0 82 15 111 44s43 71 43 123c0 43-6 76-19 100s-31 43-55 57c-25 13-51 20-80 20-46 0-83-15-111-44s-43-72-43-128zm57 0c0 42 9 74 28 95s41 31 69 31c28 0 51-11 69-32s28-53 28-96c0-41-9-72-28-93s-41-31-69-31c-28 0-51 10-69 31s-28 53-28 95z">
            <text:p/>
          </draw:path>
          <draw:path draw:style-name="gr3" draw:text-style-name="P1" draw:layer="layout" svg:width="0.447cm" svg:height="0.336cm" svg:x="5.23cm" svg:y="11.905cm" svg:viewBox="0 0 448 337" svg:d="m0 337v-330h50v46c10-16 24-29 41-38s37-15 59-15c25 0 45 5 60 15s27 24 33 42c27-38 61-57 103-57 33 0 58 9 75 27s27 46 27 84v226h-56v-208c0-22-2-38-5-48s-11-18-20-24-21-9-34-9c-23 0-43 8-58 23s-23 40-23 74v192h-56v-214c0-25-5-44-14-56s-24-19-44-19c-16 0-31 4-44 12s-23 21-29 37-9 39-9 69v171z">
            <text:p/>
          </draw:path>
          <draw:path draw:style-name="gr3" draw:text-style-name="P1" draw:layer="layout" svg:width="0.172cm" svg:height="0.055cm" svg:x="5.736cm" svg:y="12.05cm" svg:viewBox="0 0 173 56" svg:d="m0 56c0-19 0-37 0-56 58 0 115 0 173 0 0 19 0 37 0 56-58 0-115 0-173 0z">
            <text:p/>
          </draw:path>
          <draw:path draw:style-name="gr3" draw:text-style-name="P1" draw:layer="layout" svg:width="0.415cm" svg:height="0.454cm" svg:x="5.931cm" svg:y="11.787cm" svg:viewBox="0 0 416 455" svg:d="m0 455 175-236-155-219h71l84 118c17 24 29 42 36 54 11-16 23-33 37-51l90-121h66l-158 217 170 238h-73l-115-162c-6-9-13-18-19-27-10 14-17 25-21 31l-116 158z">
            <text:p/>
          </draw:path>
        </draw:g>
        <draw:g>
          <draw:path draw:style-name="gr3" draw:text-style-name="P1" draw:layer="layout" svg:width="0.359cm" svg:height="0.454cm" svg:x="9.259cm" svg:y="7.779cm" svg:viewBox="0 0 360 455" svg:d="m150 455c0-134 0-267 0-401-50 0-100 0-150 0 0-18 0-36 0-54 120 0 240 0 360 0 0 18 0 36 0 54-50 0-100 0-150 0 0 134 0 267 0 401-20 0-40 0-60 0z">
            <text:p/>
          </draw:path>
          <draw:path draw:style-name="gr3" draw:text-style-name="P1" draw:layer="layout" svg:width="0.307cm" svg:height="0.343cm" svg:x="9.587cm" svg:y="7.897cm" svg:viewBox="0 0 308 344" svg:d="m0 172c0-61 17-106 51-135 28-25 63-37 103-37 45 0 82 15 111 44s43 71 43 123c0 43-6 76-19 100s-31 43-55 57c-25 13-51 20-80 20-46 0-83-15-111-44s-43-72-43-128zm57 0c0 42 9 74 28 95s41 31 69 31c28 0 51-11 69-32s28-53 28-96c0-41-9-72-28-93s-41-31-69-31c-28 0-51 10-69 31s-28 53-28 95z">
            <text:p/>
          </draw:path>
          <draw:path draw:style-name="gr3" draw:text-style-name="P1" draw:layer="layout" svg:width="0.286cm" svg:height="0.462cm" svg:x="9.958cm" svg:y="7.897cm" svg:viewBox="0 0 287 463" svg:d="m0 463v-456h51v44c12-17 26-30 41-38s33-13 55-13c28 0 53 7 75 22s38 35 49 61 16 55 16 87c0 33-6 64-18 90s-30 48-53 62-48 22-73 22c-19 0-36-4-50-12-15-8-27-18-37-30v161zm-7-289c0 42 9 73 26 94s39 30 63 30c26 0 47-10 65-31s27-54 27-98c0-42-9-73-26-94s-39-31-63-31c-24 0-46 11-64 33s-28 55-28 97z">
            <text:p/>
          </draw:path>
          <draw:path draw:style-name="gr3" draw:text-style-name="P1" draw:layer="layout" svg:width="0.172cm" svg:height="0.055cm" svg:x="10.287cm" svg:y="8.042cm" svg:viewBox="0 0 173 56" svg:d="m0 56c0-19 0-37 0-56 58 0 115 0 173 0 0 19 0 37 0 56-58 0-115 0-173 0z">
            <text:p/>
          </draw:path>
          <draw:path draw:style-name="gr3" draw:text-style-name="P1" draw:layer="layout" svg:width="0.415cm" svg:height="0.454cm" svg:x="10.482cm" svg:y="7.779cm" svg:viewBox="0 0 416 455" svg:d="m175 455v-193l-175-262h72l90 138c16 26 31 51 46 76 14-24 31-50 50-80l88-134h70l-181 262v193z">
            <text:p/>
          </draw:path>
        </draw:g>
        <draw:g>
          <draw:path draw:style-name="gr3" draw:text-style-name="P1" draw:layer="layout" svg:width="0.342cm" svg:height="0.454cm" svg:x="8.797cm" svg:y="15.779cm" svg:viewBox="0 0 343 455" svg:d="m0 455v-455h170c35 0 63 5 84 14s37 23 49 42 18 40 18 60c0 20-5 38-16 55s-26 31-47 42c27 8 48 22 63 41s22 43 22 69c0 21-4 41-13 60s-21 32-34 42-30 17-50 22-44 8-73 8zm-113-264h98c27 0 46-2 58-5 15-5 27-12 34-23s12-24 12-39c0-15-4-29-11-40s-17-19-31-24-36-6-69-6h-91zm0 347h113c20 0 33-1 41-2 14-3 26-7 35-13s17-14 23-25 9-24 9-38c0-17-4-32-13-44s-21-21-36-26-38-8-67-8h-105z">
            <text:p/>
          </draw:path>
          <draw:path draw:style-name="gr3" draw:text-style-name="P1" draw:layer="layout" svg:width="0.307cm" svg:height="0.343cm" svg:x="9.194cm" svg:y="15.897cm" svg:viewBox="0 0 308 344" svg:d="m0 172c0-61 17-106 51-135 28-25 63-37 103-37 45 0 82 15 111 44s43 71 43 123c0 43-6 76-19 100s-31 43-55 57c-25 13-51 20-80 20-46 0-83-15-111-44s-43-72-43-128zm57 0c0 42 9 74 28 95s41 31 69 31c28 0 51-11 69-32s28-53 28-96c0-41-9-72-28-93s-41-31-69-31c-28 0-51 10-69 31s-28 53-28 95z">
            <text:p/>
          </draw:path>
          <draw:path draw:style-name="gr3" draw:text-style-name="P1" draw:layer="layout" svg:width="0.16cm" svg:height="0.448cm" svg:x="9.535cm" svg:y="15.789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3" draw:text-style-name="P1" draw:layer="layout" svg:width="0.16cm" svg:height="0.448cm" svg:x="9.713cm" svg:y="15.789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3" draw:text-style-name="P1" draw:layer="layout" svg:width="0.307cm" svg:height="0.343cm" svg:x="9.901cm" svg:y="15.897cm" svg:viewBox="0 0 308 344" svg:d="m0 172c0-61 17-106 51-135 28-25 63-37 103-37 45 0 82 15 111 44s43 71 43 123c0 43-6 76-19 100s-31 43-55 57c-25 13-51 20-80 20-46 0-83-15-111-44s-43-72-43-128zm57 0c0 42 9 74 28 95s41 31 69 31c28 0 51-11 69-32s28-53 28-96c0-41-9-72-28-93s-41-31-69-31c-28 0-51 10-69 31s-28 53-28 95z">
            <text:p/>
          </draw:path>
          <draw:path draw:style-name="gr3" draw:text-style-name="P1" draw:layer="layout" svg:width="0.447cm" svg:height="0.336cm" svg:x="10.274cm" svg:y="15.897cm" svg:viewBox="0 0 448 337" svg:d="m0 337v-330h50v46c10-16 24-29 41-38s37-15 59-15c25 0 45 5 60 15s27 24 33 42c27-38 61-57 103-57 33 0 58 9 75 27s27 46 27 84v226h-56v-208c0-22-2-38-5-48s-11-18-20-24-21-9-34-9c-23 0-43 8-58 23s-23 40-23 74v192h-56v-214c0-25-5-44-14-56s-24-19-44-19c-16 0-31 4-44 12s-23 21-29 37-9 39-9 69v171z">
            <text:p/>
          </draw:path>
          <draw:path draw:style-name="gr3" draw:text-style-name="P1" draw:layer="layout" svg:width="0.172cm" svg:height="0.055cm" svg:x="10.78cm" svg:y="16.042cm" svg:viewBox="0 0 173 56" svg:d="m0 56c0-19 0-37 0-56 58 0 115 0 173 0 0 19 0 37 0 56-58 0-115 0-173 0z">
            <text:p/>
          </draw:path>
          <draw:path draw:style-name="gr3" draw:text-style-name="P1" draw:layer="layout" svg:width="0.415cm" svg:height="0.454cm" svg:x="10.975cm" svg:y="15.779cm" svg:viewBox="0 0 416 455" svg:d="m175 455v-193l-175-262h72l90 138c16 26 31 51 46 76 14-24 31-50 50-80l88-134h70l-181 262v19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3" draw:display-name="Transparency 3" draw:style="linear" draw:start="100%" draw:end="0%" draw:angle="142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2-05T12:08:16.04</meta:creation-date>
    <dc:date>2014-02-27T13:14:20.97</dc:date>
    <dc:creator>Manuel Navarro Pérez</dc:creator>
    <meta:editing-duration>PT4M38S</meta:editing-duration>
    <meta:editing-cycles>2</meta:editing-cycles>
    <meta:generator>OpenOffice.org/3.3$Win32 OpenOffice.org_project/330m20$Build-9567</meta:generator>
    <meta:document-statistic meta:object-count="35"/>
  </office:meta>
</office:document-meta>
</file>